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usion des blocs  (Clustering de bloc)</text:p>
      <text:p text:style-name="Standard"/>
      <text:p text:style-name="Standard">VIPS : séparateur</text:p>
      <text:p text:style-name="Standard"/>
      <text:p text:style-name="Standard">Les séparateurs sont sont définit comme des lignes horizontales ou verticales ou des rectangle qui n' intersecte pas les blocs détecté précédemment.</text:p>
      <text:p text:style-name="Standard">Tous les blocs extraits sont mis à l'intérieur d'une pool pour la phase de détection des blocs. Les séparateurs sont un bonne indice pour discriminer le contenu sémantique dans une page.</text:p>
      <text:p text:style-name="Standard">L'algorithme est initialisé par un séparateur qui couvre toute la page. Pour chaque bloc on va soit diviser le séparateur, supprimer, mettre à jour la taille du séparateur suivant la relation qu'il possède avec le bloc introduit : </text:p>
      <text:list xml:id="list12114700881" text:style-name="L1">
        <text:list-item>
          <text:p text:style-name="P1">Si le bloc est contenu dans le séparateur, alors on le divise</text:p>
        </text:list-item>
        <text:list-item>
          <text:p text:style-name="P1">Si le bloc traverse le séparateur , alors on le met à jours</text:p>
        </text:list-item>
        <text:list-item>
          <text:p text:style-name="P1">Si le bloc recouvre le séparateur, alors on supprime le séparateur</text:p>
        </text:list-item>
      </text:list>
      <text:p text:style-name="Standard"/>
      <text:p text:style-name="Standard">Comment gérer la fusion des blocs ?</text:p>
      <text:p text:style-name="Standard">Si les nœuds sont très éloigné (a cause d'une propriété CSS → <text:s/>absolut ?) normalement ce genre de bloc ne devrait pas être candidat à la fusion.</text:p>
      <text:p text:style-name="Standard">Noeud frère : créer un nouveau nœuds mais le problème est que cela peut poser des problèmes avec les sélecteur CSS.</text:p>
      <text:p text:style-name="Standard"/>
      <text:p text:style-name="Standard"/>
      <text:p text:style-name="Standard">Question : comment est ce que l'on traite les séparateurs verticaux et horizontaux ?</text:p>
      <text:p text:style-name="Standard"/>
      <text:p text:style-name="Standard">Problème :</text:p>
      <text:list xml:id="list557704167" text:style-name="L2">
        <text:list-item>
          <text:p text:style-name="P2">Dans le cas où l'on a beaucoup de blocs (Dans les premier pool) l'algorithme détecte mal les blocs qui doivent être fusionner.</text:p>
        </text:list-item>
        <text:list-item>
          <text:p text:style-name="P2">Dans certain cas les séparateurs peuvent être absent. Par exemple, lorsque les blocs sont collé.</text:p>
        </text:list-item>
      </text:list>
      <text:p text:style-name="Standard"/>
      <text:p text:style-name="Standard"/>
      <text:p text:style-name="Standard"/>
      <text:p text:style-name="Standard"><text:s/>L'algorithme du calcule des séparateurs représente une solution avec une complexité maîtrisé. C'est une bonne approche pour détecter les blocs qui peuvent être fusionné. Cependant Lors du premier tours la page est découpé en bloc trop petit bloc. L'algorithme détecte mal les blocs qui peuvent être fusionné. Un première idée est diviser au premier tour les balises &lt;DIV&gt; cependant on n'a pas de moyen de connaître quel éléments représente une bonne division. </text:p>
      <text:p text:style-name="Standard">Pour obtenir un meilleur découpage au débout on propose de détecter les blocs de faibles poids issue du processus de division puis de les fusionner avec les blocs de gros poids qui sont proches.</text:p>
      <text:p text:style-name="Standard">Quelle mesure est ce que l'on va utiliser pour attribuer un poids aux différents blocs :</text:p>
      <text:list xml:id="list615698395" text:style-name="L3">
        <text:list-item>
          <text:p text:style-name="P3">taille du nœud : inconvénient propre à chaque page</text:p>
        </text:list-item>
        <text:list-item>
          <text:p text:style-name="P3">taille relatif à toute la page  </text:p>
        </text:list-item>
        <text:list-item>
          <text:p text:style-name="P3">taille relatif à la pool de bloc : pareil. Avantage on va pouvoir mettre en place un seuil pour tout les pages.</text:p>
        </text:list-item>
      </text:list>
      <text:p text:style-name="Standard">Récupère les blocs de petites taille puis on recherche quels sont les blocs. Puis on calcule la distance minimum entre les blocs pour connaître lequels sont proches. Pour le moment cette piste est mise de côté pas de solution optimal trouvé. Complexité est trop grande.</text:p>
      <text:p text:style-name="Standard"/>
      <text:p text:style-name="Standard"/>
      <text:p text:style-name="Standard">Solution 1 : <text:s/>pour réduire le nombre de bloc de départ : alléger les règles de divisions.</text:p>
      <text:p text:style-name="Standard">Au premier tours on ne va pas utiliser la règle 5</text:p>
      <text:p text:style-name="Standard"/>
      <text:p text:style-name="Standard"><text:soft-page-break/>Clustering : DBSCAN</text:p>
      <text:p text:style-name="Standard"/>
      <text:p text:style-name="Standard">Il s'agit d'un algorithme basé sur la densité dans la mesure où il s’appuie sur la densité estimée des clusters pour effectuer le partitionnement. (note : La densité ou densité relative d'un corps est le rapport de sa masse volumique à la masse volumique d'un corps pris comme référence).</text:p>
      <text:p text:style-name="Standard">L'algorithme utilise utilise deux paramètres : la distance epsilon e et le nombre de points MinPts devant se trouver dans un rayon e pour que ces points soient considéré comme un cluster. Les paramètres en entrées sont une estimation de la densité des points du cluster.</text:p>
      <text:p text:style-name="Standard"/>
      <text:p text:style-name="Standard"/>
      <text:p text:style-name="Standard">Calcule centre de symétrie de l'élément de chaque élément. </text:p>
      <text:p text:style-name="Standard">Calcule la distance entre chaque bloc en supprimant la hauteur du blo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5-13T09:36:37</meta:creation-date>
    <dc:date>2014-05-14T21:19:20</dc:date>
    <dc:creator>Asus </dc:creator>
    <meta:editing-duration>PT17H23M50S</meta:editing-duration>
    <meta:editing-cycles>50</meta:editing-cycles>
    <meta:generator>LibreOffice/3.5$Linux_x86 LibreOffice_project/350m1$Build-2</meta:generator>
    <meta:document-statistic meta:table-count="0" meta:image-count="0" meta:object-count="0" meta:page-count="2" meta:paragraph-count="29" meta:word-count="603" meta:character-count="3474" meta:non-whitespace-character-count="2899"/>
  </office:meta>
</office:document-meta>
</file>